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9" style:parent-style-name="Graphics">
      <style:graphic-properties draw:fill="solid" draw:fill-color="#ededed" draw:opacity="100%" fo:clip="rect(2.5902in, 11.031in, 6.0696in, 6.1274in)" draw:stroke="solid" svg:stroke-width="0.09722in" svg:stroke-color="#818181" svg:stroke-opacity="100%" draw:stroke-linejoin="miter" svg:stroke-linecap="square"/>
    </style:style>
    <style:style style:family="text" style:name="a74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0" style:parent-style-name="Graphics">
      <style:graphic-properties draw:fill="none" fo:clip="rect(2.08935in, 6.3376in, 4.91074in, 9in)" draw:stroke="none"/>
    </style:style>
    <style:style style:family="graphic" style:name="a761" style:parent-style-name="Graphics">
      <style:graphic-properties draw:fill="none" fo:clip="rect(1.87504in, 14.6964in, 7.731in, 3.5in)" draw:stroke="none"/>
    </style:style>
    <style:style style:family="graphic" style:name="a762" style:parent-style-name="Graphics">
      <style:graphic-properties draw:fill="none" fo:clip="rect(3.04189in, 8.877in, 5.56526in, 8.1964in)" draw:stroke="none"/>
    </style:style>
    <style:style style:family="graphic" style:name="a763" style:parent-style-name="Graphics">
      <style:graphic-properties draw:fill="none" fo:clip="rect(2.6964in, 10in, 5.70499in, 6.8522in)" draw:stroke="none"/>
    </style:style>
    <style:style style:family="graphic" style:name="a764" style:parent-style-name="Graphics">
      <style:graphic-properties draw:fill="none" fo:clip="rect(2.97517in, 9.7204in, 5.72186in, 7.4464in)" draw:stroke="non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5">
      <style:graphic-properties draw:fill="none" draw:stroke="solid" svg:stroke-width="0.01389in" svg:stroke-color="#000000" svg:stroke-opacity="100%"/>
    </style:style>
    <style:style style:family="graphic" style:name="a729" style:parent-style-name="Graphics">
      <style:graphic-properties draw:fill="none" draw:stroke="non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draw:style-name="a729" draw:name="Picture 4" svg:x="4.37119in" svg:y="0.29845in" svg:width="4.59095in" svg:height="6.9031in" style:rel-width="scale" style:rel-height="scale">
          <draw:image xlink:href="media/image1.png" xlink:type="simple" xlink:show="embed" xlink:actuate="onLoad"/>
          <svg:title/>
          <svg:desc>A picture containing text, monitor, screen, screenshot

Description automatically generated</svg:desc>
        </draw:frame>
        <draw:custom-shape svg:x="4.56818in" svg:y="0.52273in" svg:width="4.13636in" svg:height="6.375in" draw:id="id70" draw:style-name="a732" draw:name="Rectangle 5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758" draw:name="TextBox 6" svg:x="4.56818in" svg:y="0.43182in" svg:width="4.13636in" svg:height="4.14004in">
          <draw:text-box>
            <text:p text:style-name="a736" text:class-names="" text:cond-style-name=""><text:span text:style-name="a733" text:class-names="">Master Giblin</text:span><text:span text:style-name="a734" text:class-names="">:</text:span><text:span text:style-name="a735" text:class-names=""/></text:p>
            <text:p text:style-name="a738" text:class-names="" text:cond-style-name=""><text:span text:style-name="a737" text:class-names=""/></text:p>
            <text:p text:style-name="a743" text:class-names="" text:cond-style-name=""><text:span text:style-name="a739" text:class-names="">Health:<text:s text:c="1"/></text:span><text:span text:style-name="a740" text:class-names="">10</text:span><text:span text:style-name="a741" text:class-names="">0</text:span><text:span text:style-name="a742" text:class-names=""/></text:p>
            <text:p text:style-name="a747" text:class-names="" text:cond-style-name=""><text:span text:style-name="a744" text:class-names="">Max Damage:<text:s text:c="1"/></text:span><text:span text:style-name="a745" text:class-names="">20</text:span><text:span text:style-name="a746" text:class-names=""/></text:p>
            <text:p text:style-name="a751" text:class-names="" text:cond-style-name=""><text:span text:style-name="a748" text:class-names="">Rarity:<text:s text:c="1"/></text:span><text:span text:style-name="a749" text:class-names="">Epic</text:span><text:span text:style-name="a750" text:class-names=""/></text:p>
            <text:p text:style-name="a755" text:class-names="" text:cond-style-name=""><text:span text:style-name="a752" text:class-names="">Sell Amount:<text:s text:c="1"/></text:span><text:span text:style-name="a753" text:class-names="">50</text:span><text:span text:style-name="a754" text:class-names=""/></text:p>
            <text:p text:style-name="a757" text:class-names="" text:cond-style-name=""><text:span text:style-name="a756" text:class-names=""/></text:p>
          </draw:text-box>
          <svg:title/>
          <svg:desc/>
        </draw:frame>
        <draw:frame draw:id="id72" draw:style-name="a759" draw:name="Picture 8" svg:x="5.26042in" svg:y="4.33395in" svg:width="2.8125in" svg:height="2.56378in" style:rel-width="scale" style:rel-height="scale">
          <draw:image xlink:href="media/image2.png" xlink:type="simple" xlink:show="embed" xlink:actuate="onLoad"/>
          <svg:title/>
          <svg:desc>A screenshot of a computer

Description automatically generated with medium confidence</svg:desc>
        </draw:frame>
        <draw:frame draw:id="id73" draw:style-name="a760" draw:name="Picture 7" svg:x="5.26042in" svg:y="4.33395in" svg:width="2.8125in" svg:height="2.56378in" style:rel-width="scale" style:rel-height="scale">
          <draw:image xlink:href="media/image3.png" xlink:type="simple" xlink:show="embed" xlink:actuate="onLoad"/>
          <svg:title/>
          <svg:desc>A picture containing text, monitor, electronics, screenshot

Description automatically generated</svg:desc>
        </draw:frame>
        <draw:frame draw:id="id74" draw:style-name="a761" draw:name="Picture 7" svg:x="5.26042in" svg:y="4.33395in" svg:width="2.8125in" svg:height="2.56378in" style:rel-width="scale" style:rel-height="scale">
          <draw:image xlink:href="media/image4.png" xlink:type="simple" xlink:show="embed" xlink:actuate="onLoad"/>
          <svg:title/>
          <svg:desc/>
        </draw:frame>
        <draw:frame draw:id="id75" draw:style-name="a762" draw:name="Picture 8" svg:x="5.26042in" svg:y="4.33395in" svg:width="2.8125in" svg:height="2.53967in" style:rel-width="scale" style:rel-height="scale">
          <draw:image xlink:href="media/image5.png" xlink:type="simple" xlink:show="embed" xlink:actuate="onLoad"/>
          <svg:title/>
          <svg:desc/>
        </draw:frame>
        <draw:frame draw:id="id76" draw:style-name="a763" draw:name="Picture 11" svg:x="5.26042in" svg:y="4.33395in" svg:width="2.80636in" svg:height="2.56378in" style:rel-width="scale" style:rel-height="scale">
          <draw:image xlink:href="media/image6.png" xlink:type="simple" xlink:show="embed" xlink:actuate="onLoad"/>
          <svg:title/>
          <svg:desc/>
        </draw:frame>
        <draw:frame draw:id="id77" draw:style-name="a764" draw:name="Picture 13" svg:x="5.25428in" svg:y="4.34474in" svg:width="2.80636in" svg:height="2.52888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770">
          <draw:page-thumbnail draw:page-number="1" svg:x="0.75in" svg:y="1.25in" svg:width="6in" svg:height="3.375in" presentation:class="page" draw:id="id78" presentation:style-name="a765" draw:name="Slide Image Placeholder 1">
            <svg:title/>
            <svg:desc/>
          </draw:page-thumbnail>
          <draw:frame draw:id="id79" presentation:style-name="a76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0" draw:style-name="a769" draw:name="Slide Number Placeholder 3" svg:x="4.24826in" svg:y="9.49826in" svg:width="3.25in" svg:height="0.50174in">
            <draw:text-box>
              <text:p text:style-name="a768" text:class-names="" text:cond-style-name=""><text:span text:style-name="a76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/11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6/1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6/11/2021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6/1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6/11/2021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6/1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6/11/2021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6/1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6/11/2021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6/1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6/11/2021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6/1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6/11/2021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6/1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6/11/2021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6/1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6/11/2021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6/1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6/11/2021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6/1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6/11/2021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6/1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6/11/2021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6/1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ason Waghorn</meta:initial-creator>
    <dc:creator>Jason Waghorn</dc:creator>
    <meta:creation-date>2021-08-30T18:49:37Z</meta:creation-date>
    <dc:date>2021-11-16T18:25:21Z</dc:date>
    <meta:editing-cycles>3</meta:editing-cycles>
    <meta:editing-duration>PT3442S</meta:editing-duration>
    <meta:document-statistic meta:paragraph-count="7" meta:word-count="18"/>
  </office:meta>
</office:document-meta>
</file>